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1D0000017100000171D9C2D3F74110F4D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05c601" officeooo:paragraph-rsid="0005c601"/>
    </style:style>
    <style:style style:name="P2" style:family="paragraph" style:parent-style-name="Text_20_body" style:list-style-name="L1">
      <style:text-properties style:font-name="Calibri" fo:font-size="14pt" officeooo:rsid="0005c601" officeooo:paragraph-rsid="0005c601" style:font-size-asian="14pt" style:font-size-complex="14pt"/>
    </style:style>
    <text:list-style style:name="L1">
      <text:list-level-style-image text:level="1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41D0000017100000171D9C2D3F74110F4DA.svg" xlink:type="simple" xlink:show="embed" xlink:actuate="onLoad">
        <style:list-level-properties text:list-level-position-and-space-mode="label-alignment" style:vertical-pos="middle" style:vertical-rel="line" fo:width="0.369cm" fo:height="0.369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t and Dog recognizer:</text:h>
      <text:list xml:id="list3683737459" text:style-name="L1">
        <text:list-item>
          <text:p text:style-name="P2">This folder contains <text:s/>my recepies for cat and dog recognizers using various machine learning models.</text:p>
        </text:list-item>
        <text:list-item>
          <text:p text:style-name="P2">Lenet-5 gives about 72% accuracy on validation data.</text:p>
        </text:list-item>
        <text:list-item>
          <text:p text:style-name="P2">Imagenet gives 96% accuracy on test data and 95% accuracy on validation data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808080" style:writing-mode="lr-tb" draw:fill="solid" draw:fill-color="#80808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07:13.585181160</meta:creation-date>
    <dc:date>2021-03-17T18:16:21.231415318</dc:date>
    <meta:editing-duration>PT9M10S</meta:editing-duration>
    <meta:editing-cycles>1</meta:editing-cycles>
    <meta:document-statistic meta:table-count="0" meta:image-count="0" meta:object-count="0" meta:page-count="1" meta:paragraph-count="4" meta:word-count="43" meta:character-count="256" meta:non-whitespace-character-count="218"/>
    <meta:generator>LibreOffice/6.4.6.2$Linux_X86_64 LibreOffice_project/40$Build-2</meta:generator>
  </office:meta>
</office:document-meta>
</file>